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1.4166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1.4166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1.4166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1.4166in"/>
          <style:tab-stop style:type="left" style:position="3.7708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body>
    <office:text text:use-soft-page-breaks="true">
      <text:p text:style-name="P1"/>
      <text:p text:style-name="Standard"/>
      <text:p text:style-name="Standard">Alter der Absolventen</text:p>
      <text:p text:style-name="Standard"><text:a xlink:href="https://www.destatis.de/DE/Publikationen/Thematisch/BildungForschungKultur/Hochschulen/BroschuereHochschulenBlick0110010167004.pdf?__blob=publicationFile" office:target-frame-name="_top" xlink:show="replace"><text:span text:style-name="Hyperlink">https://www.destatis.de/DE/Publikationen/Thematisch/BildungForschungKultur/Hochschulen/BroschuereHochschulenBlick0110010167004.pdf?__blob=publicationFile</text:span></text:a></text:p>
      <text:p text:style-name="Standard"/>
      <text:p text:style-name="Standard">Gesundheitliche Einschränkung im Alter<text:s/></text:p>
      <text:p text:style-name="Standard"><text:a xlink:href="http://www.gbe-bund.de/pdf/GEDA_2012_gesundh_einschraenkungen.pdf" office:target-frame-name="_top" xlink:show="replace"><text:span text:style-name="Hyperlink">http://www.gbe-bund.de/pdf/GEDA_2012_gesundh_einschraenkungen.pdf</text:span></text:a></text:p>
      <text:p text:style-name="Standard"/>
      <text:p text:style-name="Standard">Sportliche Aktivitäten an Stunden nach Altergruppe<text:tab/></text:p>
      <text:p text:style-name="P2"><text:a xlink:href="https://link.springer.com/content/pdf/10.1007%2Fs00103-012-1661-6.pdf" office:target-frame-name="_top" xlink:show="replace"><text:span text:style-name="Hyperlink">https://link.springer.com/content/pdf/10.1007%2Fs00103-012-1661-6.pdf</text:span></text:a></text:p>
      <text:p text:style-name="P3"><text:a xlink:href="http://www.becker-stiftung.de/wp-content/uploads/2014/06/UteBlessing-Kapelke.pdf" office:target-frame-name="_top" xlink:show="replace"><text:span text:style-name="Hyperlink">http://www.becker-stiftung.de/wp-content/uploads/2014/06/UteBlessing-Kapelke.pdf</text:span></text:a></text:p>
      <text:p text:style-name="P4"><text:a xlink:href="http://www.rki.de/DE/Content/Gesundheitsmonitoring/Gesundheitsberichterstattung/GBEDownloadsF/Geda2012/Sportliche_Aktivitaet.pdf?__blob=publicationFile%5e" office:target-frame-name="_top" xlink:show="replace"><text:span text:style-name="Hyperlink">http://www.rki.de/DE/Content/Gesundheitsmonitoring/Gesundheitsberichterstattung/GBEDownloadsF/Geda2012/Sportliche_Aktivitaet.pdf?__blob=publicationFile^</text:span></text:a></text:p>
      <text:p text:style-name="P5">(vielleicht hier nochmal nach Literatur anschauen)</text:p>
      <text:p text:style-name="Standard"/>
      <text:p text:style-name="Standard">Empfehlung Stunden an Sport<text:s/></text:p>
      <text:p text:style-name="Standard">http://www.who.int/dietphysicalactivity/factsheet_adults/en/</text:p>
      <text:p text:style-name="P6">https://de.statista.com/themen/64/freizeit/<text:tab/></text:p>
      <text:p text:style-name="Standard">hepa_Gesundheitwirksame_Bewegung_ pdf<text:s/></text:p>
      <text:p text:style-name="Standard"/>
      <text:p text:style-name="Standard">Bewegungsmangel in verschiedenen Berufen(Beispiel)<text:s/></text:p>
      <text:p text:style-name="Standard">http://www.ergotopia.de/blog/statistiken-ueber-bewegungsmang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mngan Tran</meta:initial-creator>
    <dc:creator>Kimngan Tran</dc:creator>
    <meta:creation-date>2017-06-21T08:38:00Z</meta:creation-date>
    <dc:date>2017-06-21T09:42:00Z</dc:date>
    <meta:template xlink:href="Normal" xlink:type="simple"/>
    <meta:editing-cycles>2</meta:editing-cycles>
    <meta:editing-duration>PT0S</meta:editing-duration>
    <meta:document-statistic meta:page-count="1" meta:paragraph-count="3" meta:word-count="217" meta:character-count="1585" meta:row-count="11" meta:non-whitespace-character-count="1371"/>
  </office:meta>
</office:document-meta>
</file>